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officeooo:rsid="0019db39" officeooo:paragraph-rsid="0019db3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ac94" officeooo:paragraph-rsid="0012ac94" fo:background-color="#7ffe00" style:font-weight-asian="bold" style:font-weight-complex="bold"/>
    </style:style>
    <style:style style:name="P3" style:family="paragraph" style:parent-style-name="Standard" style:list-style-name="L1">
      <style:text-properties officeooo:rsid="00162bf2" officeooo:paragraph-rsid="00162bf2"/>
    </style:style>
    <style:style style:name="P4" style:family="paragraph" style:parent-style-name="Standard" style:list-style-name="L1">
      <style:text-properties officeooo:rsid="00162bf2" officeooo:paragraph-rsid="00252c44"/>
    </style:style>
    <style:style style:name="P5" style:family="paragraph" style:parent-style-name="Standard" style:list-style-name="L1">
      <style:text-properties officeooo:rsid="00147796" officeooo:paragraph-rsid="00252c44"/>
    </style:style>
    <style:style style:name="P6" style:family="paragraph" style:parent-style-name="Standard" style:list-style-name="L1">
      <style:text-properties officeooo:rsid="00180b74" officeooo:paragraph-rsid="00180b74"/>
    </style:style>
    <style:style style:name="P7" style:family="paragraph" style:parent-style-name="Standard" style:list-style-name="L1">
      <style:text-properties officeooo:rsid="00195dfd" officeooo:paragraph-rsid="00195dfd"/>
    </style:style>
    <style:style style:name="P8" style:family="paragraph" style:parent-style-name="Standard" style:list-style-name="L1">
      <style:text-properties officeooo:rsid="0019db39" officeooo:paragraph-rsid="0019db39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9db39" officeooo:paragraph-rsid="0019db39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9db39" officeooo:paragraph-rsid="0019db39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19db39" officeooo:paragraph-rsid="0027cbe7"/>
    </style:style>
    <style:style style:name="P12" style:family="paragraph" style:parent-style-name="Standard" style:list-style-name="L1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officeooo:rsid="001a0547" officeooo:paragraph-rsid="001a0547"/>
    </style:style>
    <style:style style:name="T1" style:family="text">
      <style:text-properties officeooo:rsid="0019db39"/>
    </style:style>
    <style:style style:name="T2" style:family="text">
      <style:text-properties officeooo:rsid="0019ef88"/>
    </style:style>
    <style:style style:name="T3" style:family="text">
      <style:text-properties officeooo:rsid="001edadc"/>
    </style:style>
    <style:style style:name="T4" style:family="text">
      <style:text-properties officeooo:rsid="002018c9"/>
    </style:style>
    <style:style style:name="T5" style:family="text">
      <style:text-properties officeooo:rsid="0020aac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ef88" style:font-weight-asian="bold" style:font-weight-complex="bold"/>
    </style:style>
    <style:style style:name="T8" style:family="text">
      <style:text-properties fo:font-weight="bold" officeooo:rsid="0027cbe7" style:font-weight-asian="bold" style:font-weight-complex="bold"/>
    </style:style>
    <style:style style:name="T9" style:family="text">
      <style:text-properties fo:font-weight="bold" officeooo:rsid="00280590" style:font-weight-asian="bold" style:font-weight-complex="bold"/>
    </style:style>
    <style:style style:name="T10" style:family="text">
      <style:text-properties officeooo:rsid="0027cbe7"/>
    </style:style>
    <style:style style:name="T11" style:family="text">
      <style:text-properties officeooo:rsid="002805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S SCRIPTS <text:span text:style-name="T3">A CORREGIR EN CLASE</text:span></text:p>
      <text:list xml:id="list2499939654" text:style-name="L1">
        <text:list-item>
          <text:p text:style-name="P3">Se pasa un directorio como parámetro y debe comprimirlo con e<text:span text:style-name="T5">l formato </text:span><text:s/><text:span text:style-name="T6">fecha_ nombre_directorio.tar.gz</text:span>. La fecha debe estar en el formato <text:span text:style-name="T6">dd-mm-yyyy</text:span></text:p>
        </text:list-item>
        <text:list-item>
          <text:p text:style-name="P5">Realiza una <text:span text:style-name="T6">calculadora</text:span> <text:s/>con las operaciones de suma, resta, producto, división, resto. </text:p>
          <text:list>
            <text:list-item>
              <text:p text:style-name="P5">Los 2 <text:s/>números se pasan como parámetros. </text:p>
            </text:list-item>
            <text:list-item>
              <text:p text:style-name="P4">Cada operación se va a realizar en una función independiente.</text:p>
            </text:list-item>
          </text:list>
        </text:list-item>
        <text:list-item>
          <text:p text:style-name="P6">Crea un <text:span text:style-name="T6">menú</text:span> para indicar:</text:p>
          <text:list>
            <text:list-item>
              <text:p text:style-name="P6">Cuántos usuarios están conectados</text:p>
            </text:list-item>
            <text:list-item>
              <text:p text:style-name="P6">Usuarios con directorio home y almacenarlos en un fichero llamado all.users</text:p>
            </text:list-item>
            <text:list-item>
              <text:p text:style-name="P6">Lista de cuentas de usuarios ordenados por nombre y por id</text:p>
            </text:list-item>
            <text:list-item>
              <text:p text:style-name="P6">Día mes y año mostradas en pantalla <text:span text:style-name="T4">con el formato dia-mes-año</text:span></text:p>
            </text:list-item>
            <text:list-item>
              <text:p text:style-name="P6">Cambiar a mayúsculas los nombres de los ficheros pasados por parámetros.</text:p>
            </text:list-item>
          </text:list>
        </text:list-item>
        <text:list-item>
          <text:p text:style-name="P6">Crear un <text:span text:style-name="T6">menú</text:span> para:</text:p>
          <text:list>
            <text:list-item>
              <text:p text:style-name="P6">Visualizar las particiones de todos los discos</text:p>
            </text:list-item>
            <text:list-item>
              <text:p text:style-name="P6">Visualizar la memoria libre</text:p>
            </text:list-item>
            <text:list-item>
              <text:p text:style-name="P6">Visualizar el espacio ocupado por directorios</text:p>
            </text:list-item>
            <text:list-item>
              <text:p text:style-name="P6">Visualiza la versión completa del sistema</text:p>
              <text:p text:style-name="P6"/>
            </text:list-item>
          </text:list>
        </text:list-item>
        <text:list-item>
          <text:p text:style-name="P7">Crear un <text:span text:style-name="T6">menú</text:span> para:<text:span text:style-name="T1"> </text:span></text:p>
          <text:list>
            <text:list-item>
              <text:p text:style-name="P7">Mostrar la <text:span text:style-name="T6">fecha</text:span> del sistema</text:p>
            </text:list-item>
            <text:list-item>
              <text:p text:style-name="P7">Mostrar la información sobre qué usuarios han iniciado sesión y qué están haciendo.</text:p>
            </text:list-item>
            <text:list-item>
              <text:p text:style-name="P7">Most<text:span text:style-name="T1">r</text:span>ar los 10 <text:span text:style-name="T6">procesos</text:span> que consumen más cpu</text:p>
            </text:list-item>
            <text:list-item>
              <text:p text:style-name="P7">Mostrar los 5 <text:span text:style-name="T6">procesos</text:span> que consumen más memoria</text:p>
            </text:list-item>
            <text:list-item>
              <text:p text:style-name="P8">Mostrar el estado de la red</text:p>
            </text:list-item>
            <text:list-item>
              <text:p text:style-name="P8">Salir del menú</text:p>
            </text:list-item>
          </text:list>
        </text:list-item>
        <text:list-item>
          <text:p text:style-name="P8">Menú con 4 opciones que actúe sobre un <text:span text:style-name="T6">fichero</text:span> que se le pase como argumento.</text:p>
        </text:list-item>
      </text:list>
      <text:p text:style-name="P11"><text:span text:style-name="T6">1.</text:span> Buscar el fichero y mostrar su camino absoluto.</text:p>
      <text:p text:style-name="P11"><text:span text:style-name="T6">2.</text:span> Cambiar los permisos al fichero. </text:p>
      <text:p text:style-name="P11"><text:span text:style-name="T7">3.</text:span><text:span text:style-name="T2"> </text:span><text:span text:style-name="T4">Buscar</text:span> <text:span text:style-name="T4">una</text:span> cadena <text:span text:style-name="T4">(que se solicita)</text:span> <text:s/><text:span text:style-name="T4">en el fichero</text:span>.</text:p>
      <text:p text:style-name="P11"><text:span text:style-name="T6">4.</text:span> Salir</text:p>
      <text:list xml:id="list130519278116150" text:continue-numbering="true" text:style-name="L1">
        <text:list-item>
          <text:p text:style-name="P8"><text:span text:style-name="T8">Menú de redes</text:span><text:span text:style-name="T10">: </text:span><text:span text:style-name="T6">1) </text:span>Hacer ping <text:span text:style-name="T6">2)</text:span> Consultar IP <text:span text:style-name="T9">3</text:span><text:span text:style-name="T6">)</text:span> Cambiar IP <text:span text:style-name="T9">4</text:span><text:span text:style-name="T6">)</text:span> Cambiar máscara <text:s/><text:span text:style-name="T6">0)</text:span> Salir</text:p>
        </text:list-item>
      </text:list>
      <text:p text:style-name="P1"/>
      <text:p text:style-name="P1"/>
      <text:p text:style-name="P10"/>
      <text:list xml:id="list130519080393849" text:continue-numbering="true" text:style-name="L1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2:13:28.533139168</meta:creation-date>
    <dc:date>2023-03-14T13:05:18.785161624</dc:date>
    <meta:editing-duration>PT9H6M37S</meta:editing-duration>
    <meta:editing-cycles>25</meta:editing-cycles>
    <meta:generator>LibreOffice/7.4.5.1$Linux_X86_64 LibreOffice_project/40$Build-1</meta:generator>
    <meta:document-statistic meta:table-count="0" meta:image-count="0" meta:object-count="0" meta:page-count="1" meta:paragraph-count="29" meta:word-count="267" meta:character-count="1503" meta:non-whitespace-character-count="1280"/>
  </office:meta>
</office:document-meta>
</file>